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dah Levy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uneral oration/</text:p>
      <text:p text:style-name="P3">Brethren! <text:s/>The wish to hear the praises of our departed relatives, rises spon-/-taneously in the human breast. <text:s/>Death seems to possess a twofold/ power. <text:s/>That invisible hand, which cuts the thread of life, erases/ also from the tablet of memory the foibles of those we have held dear./ <text:s/>The causes of discordance on momentary irritation, sink from our mental/ vision, to bring out into bold relief the thousands of occasions, which fastened/ the chords of our affection round the hearts that have ceased to throb./ <text:s/>Sweet are therefore the words which recall the excellencies of our beloved ones./ <text:s/>A public acknowledgment of their worth, <text:span text:style-name="T2">relieves</text:span><text:span text:style-name="T4"> soothes the poignancy of our grief./ <text:s/>But feelings so natural to the bereaved, are not always sympathised/ with by strangers. <text:s/>The world may perhaps be harsh in its judg-/-ment. <text:s/>It </text:span><text:span text:style-name="T2">do</text:span><text:span text:style-name="T4"> no doubt is so in many instances; but unless the/ qualities of those who have died obviously showed some claim to commend-/-ation, the world which cannot investigate all our deeds, will look/ upon the obsequies performed as an unbecoming exhibition. <text:s/>The/ officiating minister may </text:span><text:span text:style-name="T2">well</text:span><text:span text:style-name="T4"> specially expect to meet with censure, when/ the unenviable epithets of time-sowing and obsequies will be/ unsparingly applied. <text:s/>I rejoice, my Brethren! to know/ that you will not so consider me this day. <text:s/>Whatever I shall say/ of Judah Levy, reechoes </text:span><text:span text:style-name="T5">your</text:span><text:span text:style-name="T6"> sentiments, and represents as true/</text:span></text:p>
      <text:p text:style-name="P3"><text:span text:style-name="T6"/></text:p>
      <text:p text:style-name="P3"><text:span text:style-name="T6">[Page 2]</text:span></text:p>
      <text:p text:style-name="P3"><text:span text:style-name="T6">in all its bearings that which a desolate wife and sorrow-/stricken relatives believe. <text:s/>He was a good man; that is: he/ endeavoured to follow right, as God had given him a mind to under-/-stand the right. <text:s/>He conceived that time was a creation of the/ Most High, and that to appropriate to oneself that portion </text:span><text:soft-page-break/><text:span text:style-name="T6">thereof which/ belongs not unto man, is a sacrilege. <text:s/>Hence, he determined to employ/ the seventh day, as his Bible dictated [Hebrew] a Sabbath unto the Lord. <text:s/>Few have become as zealous/ in personally supporting the religious worship. <text:s/>None more hearty in upraising/ a voice--ever melodious--to enhance the service tendered to the/ Almighty. <text:s/>And our lamented friend could boast that the richest did/ not, comparatively, exceed his liberal offerings./</text:span></text:p>
      <text:p text:style-name="P3"><text:span text:style-name="T6">Brethren! <text:s/>As often as the old adage that "the voice of the people is the voice/ of God" is misapprehended, I think that in the present instance/ it cannot be regarded as wrongly applied; when an entirely impartial community/ of Israelites attests to the merits of Judah Levy's conduct in life. <text:s/>Had our/ deceased friend proved them simply in the Synagogue, I myself and </text:span><text:span text:style-name="T3">our</text:span><text:span text:style-name="T6"> my/ coreligionists attached thereto, might possibly be </text:span><text:span text:style-name="T3">anxious</text:span><text:span text:style-name="T6"> impelled to accord to him a/ meed of praise. <text:s/>Had his fidelity, fond attachment, and/ yielding temperament towards his wife of his bosom been his principal/ characteristic. <text:s/>Or had he merely as a son behaved dutifully and reverently,/ and as a brother affectionately and considerately, those alone/ of his household would </text:span><text:span text:style-name="T3">be</text:span><text:span text:style-name="T6"> now wail and weep. <text:s/>But when/</text:span></text:p>
      <text:p text:style-name="P3"><text:span text:style-name="T6"/></text:p>
      <text:p text:style-name="P3"><text:span text:style-name="T6">[Page 3]</text:span></text:p>
      <text:p text:style-name="P3"><text:span text:style-name="T6">we hear on all sides an expression of sorrow at his untimely/ death, we are led forcibly to conclude that our brother possessed/ more than ordinary qualities. <text:s/>Yes: in his social as well as in his/ domestic and denominational relations </text:span><text:span text:style-name="T3">he</text:span><text:span text:style-name="T6"> Judah Levy manifested a disposition/ which won for him great respect. <text:s/>He strove to be just, while being/ generous. <text:s/>I shall never agree with the maxim set forth/ in the books of our gentile</text:span><text:span text:style-name="T3">s</text:span><text:span text:style-name="T6"> neighbors, that "</text:span><text:span text:style-name="T5">charity</text:span><text:span text:style-name="T6"> will cover the/ multitude of sins." <text:s/>A virtue it is indeed, and of the highest order;/ but when I am told that an Israelite faithless to his God, dis-/-honest with his fellow-man, must elicit general esteem, be-/-cause he gives freely to the poor, I </text:span><text:span text:style-name="T3">bl</text:span><text:span text:style-name="T6"> blush and hung down my/ head. <text:s/>Such is not the Jewish code, </text:span><text:span text:style-name="T3">and such</text:span><text:span text:style-name="T6"> nor was that not the/ moral standard of our deceased </text:span><text:span text:style-name="T3">brother</text:span><text:span text:style-name="T6"> friend. <text:s/>To vast commercial/ schemes he preferred small undertakings, that he might not/ </text:span><text:span text:style-name="T3">overstep</text:span><text:span text:style-name="T6"> trespass the bounds of probity. <text:s/>Yet, he found always more/ than a sufficiency to attend to the demands of humanity./ <text:s/>He did stretch</text:span><text:span text:style-name="T3">ed</text:span><text:span text:style-name="T6"> forth a helping hand </text:span><text:span text:style-name="T3">to</text:span><text:span text:style-name="T6"> that his brother the needy fall/ not by the rugged road he must cross; but he remembered </text:span><text:span text:style-name="T3">also</text:span><text:span text:style-name="T6"> likewise/ that justice </text:span><text:span text:style-name="T3">is</text:span><text:span text:style-name="T6"> runs the shining-light which would guide his own steps/ upwards. <text:s/>"The</text:span><text:span text:style-name="T7">2</text:span><text:span text:style-name="T8"> path of the just is brilliancy itself, brightening/ on unto the perfect day" [Hebrew]</text:span><text:span text:style-name="T7">1</text:span><text:span text:style-name="T8">/ and that he steadily endeavoured to follow./</text:span></text:p>
      <text:p text:style-name="P3"><text:span text:style-name="T8"/></text:p>
      <text:p text:style-name="P3"><text:span text:style-name="T8">[Page 4]</text:span></text:p>
      <text:p text:style-name="P3"><text:span text:style-name="T8">Restrain then your grief, my bereaved friends. <text:s/>Let your agitation be/ calmed. <text:s/>He whom you loved is nearing the goal, when/ that perfect day dawns. <text:s/>He proceeds unobstructed by/ the impediments that unrighteousness interposes. <text:s/>He speeds/ on with gigantic strides, for his spiritual stature has heightened,/ since he became purified by patient suffering. <text:s/>Acts of/ devotion, kindness, justice and charity have atoned for/ the trespasses of his youth. <text:s/>The angels of peace greet his approach,/ and a voice above the Cherubim calls forth "Judah shall ascend"/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18:57.83</meta:creation-date>
    <meta:document-statistic meta:table-count="0" meta:image-count="0" meta:object-count="0" meta:page-count="3" meta:paragraph-count="70" meta:word-count="987" meta:character-count="6273"/>
    <dc:date>2012-11-07T15:39:07.70</dc:date>
    <meta:editing-duration>PT3M29S</meta:editing-duration>
    <meta:editing-cycles>1</meta:editing-cycles>
    <meta:generator>OpenOffice.org/3.4.1$Win32 OpenOffice.org_project/341m1$Build-9593</meta:generator>
  </office:meta>
</office:document-meta>
</file>